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粒子加速器</text:p>
            <text:p/>
            <text:p>鈴木光宏</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粒子加速器とは</text:p>
          </draw:text-box>
        </draw:frame>
        <draw:frame presentation:style-name="pr4" draw:layer="layout" svg:width="25.199cm" svg:height="12.179cm" svg:x="1.4cm" svg:y="4.914cm" presentation:class="outline">
          <draw:text-box>
            <text:list text:style-name="L3">
              <text:list-item>
                <text:p>素粒子を高速に加速し、衝突させて素粒子の性質を調べたり新たな素粒子を発見するための物理学の実験施設</text:p>
              </text:list-item>
              <text:list-item>
                <text:p>物質や力、宇宙生成の謎を解明する</text:p>
                <text:p/>
              </text:list-item>
              <text:list-item>
                <text:p>粒子加速時に発生する放射光で、物質の組成などの物性研究を行う</text:p>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今までの成果</text:p>
          </draw:text-box>
        </draw:frame>
        <draw:frame presentation:style-name="pr4" draw:layer="layout" svg:width="25.199cm" svg:height="12.179cm" svg:x="1.4cm" svg:y="4.914cm" presentation:class="outline" presentation:user-transformed="true">
          <draw:text-box>
            <text:list text:style-name="L3">
              <text:list-item>
                <text:p>トップ・クォーク発見</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加速器の色々</text:p>
          </draw:text-box>
        </draw:frame>
        <draw:frame presentation:style-name="pr4" draw:layer="layout" svg:width="25.199cm" svg:height="12.179cm" svg:x="1.4cm" svg:y="4.914cm" presentation:class="outline" presentation:user-transformed="true">
          <draw:text-box>
            <text:list text:style-name="L3">
              <text:list-item>
                <text:p>例：コッククロフト・ウォルトン型粒子加速器</text:p>
              </text:list-item>
              <text:list-item>
                <text:p>巨大なコンデンサとダイオードで高電圧を発生させ、荷電粒子を加速する。</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シンクロトロン</text:p>
          </draw:text-box>
        </draw:frame>
        <draw:frame presentation:style-name="pr4" draw:layer="layout" svg:width="25.199cm" svg:height="12.179cm" svg:x="1.4cm" svg:y="4.914cm" presentation:class="outline" presentation:user-transformed="true">
          <draw:text-box>
            <text:list text:style-name="L3">
              <text:list-item>
                <text:p>現在一般的な粒子加速器</text:p>
              </text:list-item>
              <text:list-item>
                <text:p>円形</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Hiragino Mincho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iragino Mincho ProN" style:font-family-asian="'Hiragino Mincho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Hiragino Mincho ProN" style:font-family-asian="'Hiragino Mincho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Hiragino Mincho ProN"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Hiragino Mincho ProN"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Hiragino Mincho ProN" style:font-family-asian="'Hiragino Mincho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5T19:28:01.141995000</meta:creation-date>
    <dc:date>2017-11-06T05:47:47.667140000</dc:date>
    <meta:editing-duration>PT10H4M18S</meta:editing-duration>
    <meta:editing-cycles>2</meta:editing-cycles>
    <meta:generator>LibreOffice/4.4.3.2$MacOSX_X86_64 LibreOffice_project/88805f81e9fe61362df02b9941de8e38a9b5fd16</meta:generator>
    <meta:document-statistic meta:object-count="40"/>
  </office:meta>
</office:document-meta>
</file>